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ffa" officeooo:paragraph-rsid="00145ffa"/>
    </style:style>
    <style:style style:name="P2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d73a49"/>
    </style:style>
    <style:style style:name="T2" style:family="text">
      <style:text-properties fo:color="#032f62"/>
    </style:style>
    <style:style style:name="T3" style:family="text">
      <style:text-properties fo:color="#6f42c1"/>
    </style:style>
    <style:style style:name="T4" style:family="text">
      <style:text-properties fo:color="#005cc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#include&lt;stdio.h&gt;</text:p>
      <text:p text:style-name="P1"/>
      <text:p text:style-name="P1"/>
      <text:p text:style-name="P1">#define MAX 25</text:p>
      <text:p text:style-name="P1"/>
      <text:p text:style-name="P1">int min(int x,int y)</text:p>
      <text:p text:style-name="P1"/>
      <text:p text:style-name="P1">{</text:p>
      <text:p text:style-name="P1"/>
      <text:p text:style-name="P1">return(x&lt;y)?x:y;</text:p>
      <text:p text:style-name="P1"/>
      <text:p text:style-name="P1">}</text:p>
      <text:p text:style-name="P1"/>
      <text:p text:style-name="P1">int main()</text:p>
      <text:p text:style-name="P1"/>
      <text:p text:style-name="P1">{</text:p>
      <text:p text:style-name="P1"/>
      <text:p text:style-name="P1">int drop=0,a,size,oprt,nsec,count,i=0,inp[MAX];</text:p>
      <text:p text:style-name="P1"/>
      <text:p text:style-name="P1">printf("enter the bucket size:\n");</text:p>
      <text:p text:style-name="P1"/>
      <text:p text:style-name="P1">scanf("%d",&amp;size);</text:p>
      <text:p text:style-name="P1"/>
      <text:p text:style-name="P1">printf("enter operation rate\n");</text:p>
      <text:p text:style-name="P1"/>
      <text:p text:style-name="P1">scanf("%d",&amp;oprt);</text:p>
      <text:p text:style-name="P1"/>
      <text:p text:style-name="P1">printf("enter simulation arte second:\n");</text:p>
      <text:p text:style-name="P1"/>
      <text:p text:style-name="P1">scanf("%d",&amp;nsec);</text:p>
      <text:p text:style-name="P1"/>
      <text:p text:style-name="P1">for(i=0;i&lt;nsec;i++)</text:p>
      <text:p text:style-name="P1"/>
      <text:p text:style-name="P1">{</text:p>
      <text:p text:style-name="P1"/>
      <text:p text:style-name="P1">printf("enter the packet entering at %d second\t",i+1);</text:p>
      <text:p text:style-name="P1"/>
      <text:p text:style-name="P1">scanf("%d",&amp;inp[i]);</text:p>
      <text:p text:style-name="P1"/>
      <text:p text:style-name="P1">}</text:p>
      <text:p text:style-name="P1"/>
      <text:p text:style-name="P1">printf("(second):(packet received):(packet left):(packet dropped)\n");</text:p>
      <text:p text:style-name="P1"/>
      <text:p text:style-name="P1">count=0;</text:p>
      <text:p text:style-name="P1"/>
      <text:p text:style-name="P1">for(i=0;i&lt;nsec;i++)</text:p>
      <text:p text:style-name="P1"/>
      <text:p text:style-name="P1">{</text:p>
      <text:p text:style-name="P1"/>
      <text:p text:style-name="P1">count+=inp[i];</text:p>
      <text:p text:style-name="P1"/>
      <text:p text:style-name="P1"><text:soft-page-break/>if(count&gt;size)</text:p>
      <text:p text:style-name="P1"/>
      <text:p text:style-name="P1">{</text:p>
      <text:p text:style-name="P1"/>
      <text:p text:style-name="P1">drop=count-size;</text:p>
      <text:p text:style-name="P1"/>
      <text:p text:style-name="P1">count=size;</text:p>
      <text:p text:style-name="P1"/>
      <text:p text:style-name="P1">}</text:p>
      <text:p text:style-name="P1"/>
      <text:p text:style-name="P1">printf("%d",i+1);</text:p>
      <text:p text:style-name="P1"/>
      <text:p text:style-name="P1">printf("\t\t%d",inp[i]);</text:p>
      <text:p text:style-name="P1"/>
      <text:p text:style-name="P1">a=min(count,oprt);</text:p>
      <text:p text:style-name="P1"/>
      <text:p text:style-name="P1">printf("\t\t%d",a);</text:p>
      <text:p text:style-name="P1"/>
      <text:p text:style-name="P1">count+count-a;</text:p>
      <text:p text:style-name="P1"/>
      <text:p text:style-name="P1">printf("\t\t%d",count);</text:p>
      <text:p text:style-name="P1"/>
      <text:p text:style-name="P1">printf("\t\t%d\n",drop);</text:p>
      <text:p text:style-name="P1"/>
      <text:p text:style-name="P1">}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1:24:47.659245486</meta:creation-date>
    <dc:date>2019-04-29T11:36:05.847666433</dc:date>
    <meta:editing-duration>PT11M16S</meta:editing-duration>
    <meta:editing-cycles>6</meta:editing-cycles>
    <meta:generator>LibreOffice/6.2.2.2$Linux_X86_64 LibreOffice_project/20$Build-2</meta:generator>
    <meta:document-statistic meta:table-count="0" meta:image-count="0" meta:object-count="0" meta:page-count="2" meta:paragraph-count="39" meta:word-count="63" meta:character-count="683" meta:non-whitespace-character-count="659"/>
  </office:meta>
</office:document-meta>
</file>